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3a96e"/>
    </style:style>
    <style:style style:name="P2" style:family="paragraph" style:parent-style-name="Preformatted_20_Text">
      <style:text-properties officeooo:paragraph-rsid="00158cea"/>
    </style:style>
    <style:style style:name="P3" style:family="paragraph" style:parent-style-name="Preformatted_20_Text">
      <style:text-properties officeooo:rsid="0013a96e" officeooo:paragraph-rsid="0013a96e"/>
    </style:style>
    <style:style style:name="P4" style:family="paragraph" style:parent-style-name="Preformatted_20_Text">
      <style:text-properties officeooo:rsid="0013a96e" officeooo:paragraph-rsid="00158cea"/>
    </style:style>
    <style:style style:name="P5" style:family="paragraph" style:parent-style-name="Preformatted_20_Text">
      <style:text-properties officeooo:rsid="00162bca" officeooo:paragraph-rsid="0013a96e"/>
    </style:style>
    <style:style style:name="T1" style:family="text">
      <style:text-properties officeooo:rsid="0013a96e"/>
    </style:style>
    <style:style style:name="T2" style:family="text">
      <style:text-properties officeooo:rsid="00158cea"/>
    </style:style>
    <style:style style:name="T3" style:family="text">
      <style:text-properties officeooo:rsid="00162b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eremy High<text:tab/><text:tab/>- 103306452</text:p>
      <text:p text:style-name="P3">Assignment 2<text:tab/>- 03-60-330</text:p>
      <text:p text:style-name="P3">January 31st, 2013</text:p>
      <text:p text:style-name="P3"/>
      <text:p text:style-name="P3">Question 1:</text:p>
      <text:p text:style-name="P3"><text:tab/>OS 2 may be resource partitioned and out of free partitions to allocate to the program. The problem can be fixed by switching to a pool-based management system, allowing free resources to be allocated to the program if they exist. Switching over would also offer the benefit of not wasting resources by over-allocating them to other programs.</text:p>
      <text:p text:style-name="P3"><text:tab/></text:p>
      <text:p text:style-name="P3">Question 2:</text:p>
      <text:p text:style-name="P3"><text:tab/>A program in a dormant state uses the resources that were allocated to it at creation. This resource consumption can be reduced by allocating them to the process while it is running instead.</text:p>
      <text:p text:style-name="P3"/>
      <text:p text:style-name="P3">Question 3:</text:p>
      <text:p text:style-name="P3"><text:tab/>Switching between kernel and user mode is handled by using a mode bit in the hardware. When a user application is executed, the mode bit is set to 1 (user mode) and, if it requests a service from the OS, the mode bit is set to 0 (kernel mode). This lets us protect the OS from user processes.</text:p>
      <text:p text:style-name="P3"><text:tab/></text:p>
      <text:p text:style-name="P3">Question 4:</text:p>
      <text:p text:style-name="P3"><text:tab/>a) Class A is IO-bound and class B is CPU-bound</text:p>
      <text:p text:style-name="P4"><text:tab/></text:p>
      <text:p text:style-name="P2"><text:span text:style-name="T1"><text:tab/>b)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/text:p>
      <text:p text:style-name="P3">Question 5:</text:p>
      <text:p text:style-name="P3"><text:tab/>a) With highest priority, the program runs first and foremost. Therefore, elapsed time is (50+200)*50 = 12500ms</text:p>
      <text:p text:style-name="P4"><text:tab/></text:p>
      <text:p text:style-name="P4"><text:tab/>b) i) 42500 ms</text:p>
      <text:p text:style-name="P3"/>
      <text:p text:style-name="P3"/>
      <text:p text:style-name="P3"><text:tab/> <text:s/>ii) 52500 ms</text:p>
      <text:p text:style-name="P3"/>
      <text:p text:style-name="P3"/>
      <text:p text:style-name="P1"><text:span text:style-name="T1"><text:s text:c="7"/>iii) </text:span><text:span text:style-name="T2">62550 ms</text:span></text:p>
      <text:p text:style-name="P3"><text:tab/></text:p>
      <text:p text:style-name="P3">Bonus Question:</text:p>
      <text:p text:style-name="P1"><text:span text:style-name="T1"><text:tab/></text:span><text:span text:style-name="T2">a)</text:span><text:span text:style-name="T1"> </text:span><text:span text:style-name="T3">CPU idling can occur if the IO time for the highest priority process takes less time than the CPU + IO times for the rest of the processes being run.</text:span></text:p>
      <text:p text:style-name="P5"/>
      <text:p text:style-name="P5"><text:tab/>b) The program isn't guaranteed to receive CPU time, though it will the majority of the ti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08T13:24:56</dc:date>
    <dc:creator>Jeremy </dc:creator>
    <meta:generator>LibreOffice/3.6$Linux_X86_64 LibreOffice_project/360m1$Build-2</meta:generator>
    <meta:editing-duration>P0D</meta:editing-duration>
    <meta:editing-cycles>2</meta:editing-cycles>
    <meta:document-statistic meta:table-count="0" meta:image-count="0" meta:object-count="0" meta:page-count="1" meta:paragraph-count="26" meta:word-count="257" meta:character-count="1429" meta:non-whitespace-character-count="1165"/>
  </office:meta>
</office:document-meta>
</file>